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ren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3" table:default-cell-style-name="Default"/>
        <table:table-column table:style-name="co6" table:number-columns-repeated="3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2016/7/13</text:p>
          </table:table-cell>
          <table:table-cell table:style-name="ce1" office:value-type="string" calcext:value-type="string">
            <text:p>2016/7/20</text:p>
          </table:table-cell>
          <table:table-cell table:style-name="ce1" office:value-type="string" calcext:value-type="string">
            <text:p>2017/7/3</text:p>
          </table:table-cell>
          <table:table-cell table:style-name="ce1" office:value-type="string" calcext:value-type="string">
            <text:p>2017/7/4</text:p>
          </table:table-cell>
          <table:table-cell table:style-name="ce1" office:value-type="string" calcext:value-type="string">
            <text:p>2017/9/21</text:p>
          </table:table-cell>
          <table:table-cell table:style-name="ce1" office:value-type="string" calcext:value-type="string">
            <text:p>2018/7/10</text:p>
          </table:table-cell>
          <table:table-cell table:style-name="ce1" office:value-type="string" calcext:value-type="string">
            <text:p>2018/7/12</text:p>
          </table:table-cell>
          <table:table-cell table:style-name="ce1" office:value-type="string" calcext:value-type="string">
            <text:p>2019/6/11</text:p>
          </table:table-cell>
          <table:table-cell table:style-name="ce1" office:value-type="string" calcext:value-type="string">
            <text:p>2020/9/1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No.9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3:.L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4:.L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5:.L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6:.L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D7:.L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8:.L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[.D9:.L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10:.L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11:.L1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12:.L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13:.L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14:.L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5:.L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.D16:.L1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7:.L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8:.L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19:.L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20:.L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21:.L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22:.L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SUM([.D23:.L23])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No.9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26:.L26])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SUM([.D27:.L27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28:.L28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D29:.L29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30:.L30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SUM([.D31:.L31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32:.L32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SUM([.D33:.L33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34:.L34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35:.L35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36:.L36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37:.L37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38:.L38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39:.L39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40:.L40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41:.L41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42:.L42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43:.L43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44:.L44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45:.L45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SUM([.D46:.L46])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No.9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SUM([.D49:.L4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50:.L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51:.L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52:.L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53:.L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54:.L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55:.L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56:.L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57:.L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58:.L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59:.L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60:.L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61:.L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SUM([.D62:.L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SUM([.D63:.L6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SUM([.D64:.L64])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No.9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formula="of:=SUM([.D67:.L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68:.L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69:.L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70:.L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71:.L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72:.L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73:.L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74:.L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75:.L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SUM([.D76:.L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1" table:number-columns-repeated="7"/>
          <table:table-cell office:value-type="float" office:value="1" calcext:value-type="float">
            <text:p>1</text:p>
          </table:table-cell>
          <table:table-cell/>
          <table:table-cell table:formula="of:=SUM([.D77:.L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SUM([.D78:.L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SUM([.D79:.L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SUM([.D80:.L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SUM([.D81:.L81]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UmePlus P Gothic" style:font-family-asian="'UmePlus P Gothi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00/00/00</text:date>, <text:time style:data-style-name="N2" text:time-value="11:33:58.81315496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18T11:34:34.694371535</dc:date>
    <meta:editing-duration>PT5H46M35S</meta:editing-duration>
    <meta:editing-cycles>9</meta:editing-cycles>
    <meta:generator>LibreOffice/6.4.7.2$Linux_X86_64 LibreOffice_project/40$Build-2</meta:generator>
    <meta:document-statistic meta:table-count="1" meta:cell-count="443" meta:object-count="0"/>
  </office:meta>
</office:document-meta>
</file>